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1" svg:font-family="MathJax_Main"/>
    <style:font-face style:name="MathJax_Main2" svg:font-family="MathJax_Main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MathJax_Main" svg:font-family="MathJax_Main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co1" style:family="table-column">
      <style:table-column-properties style:column-width="7.005cm" style:use-optimal-column-width="false"/>
    </style:style>
    <style:style style:name="co2" style:family="table-column">
      <style:table-column-properties style:column-width="2.443cm" style:use-optimal-column-width="false"/>
    </style:style>
    <style:style style:name="co3" style:family="table-column">
      <style:table-column-properties style:column-width="2.493cm" style:use-optimal-column-width="false"/>
    </style:style>
    <style:style style:name="co4" style:family="table-column">
      <style:table-column-properties style:column-width="2.569cm" style:use-optimal-column-width="false"/>
    </style:style>
    <style:style style:name="co5" style:family="table-column">
      <style:table-column-properties style:column-width="2.51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style:font-name="MathJax_Main2" style:font-name-asian="MathJax_Main2" style:font-name-complex="MathJax_Main2"/>
    </style:style>
    <style:style style:name="T5" style:family="text">
      <style:text-properties style:font-name="Liberation Sans" style:font-name-asian="MathJax_Main2" style:font-name-complex="MathJax_Main2"/>
    </style:style>
    <style:style style:name="T6" style:family="text">
      <style:text-properties style:font-name="Liberation Sans4" style:font-name-asian="Liberation Sans4" style:font-name-complex="Liberation Sans4"/>
    </style:style>
    <style:style style:name="T7" style:family="text">
      <style:text-properties style:font-name="Liberation Sans" style:font-name-asian="Liberation Sans4" style:font-name-complex="Liberation Sans4"/>
    </style:style>
    <style:style style:name="T8" style:family="text">
      <style:text-properties style:text-position="-33% 58%" style:font-name="Liberation Sans" style:font-name-asian="Liberation Sans4" style:font-name-complex="Liberation Sans4"/>
    </style:style>
    <style:style style:name="T9" style:family="text">
      <style:text-properties style:text-position="0% 100%" style:font-name="Liberation Sans" style:font-name-asian="Liberation Sans4" style:font-name-complex="Liberation Sans4"/>
    </style:style>
    <style:style style:name="T10" style:family="text">
      <style:text-properties style:text-position="0% 100%" style:font-name="MathJax_Main2" style:font-name-asian="MathJax_Main2" style:font-name-complex="MathJax_Main2"/>
    </style:style>
    <style:style style:name="T11" style:family="text">
      <style:text-properties style:text-position="0% 100%" style:font-name="Liberation Sans1" style:font-name-asian="MathJax_Main2" style:font-name-complex="MathJax_Main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урсовая работа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Система построения ожидаемых оценок товара пользователем на основе уже существующи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уществует множество сервисов, предоставляющих пользвателям возможность купить (прослушать, прочитать,…) тот или иной товар (музыку, книгу, …). Как правило, количество предоставляемых товаров значительно превышает объём, с которым человек может справиться своими силами, к тому же это количество со временем растёт</text:p>
              </text:list-item>
              <text:list-item>
                <text:p>В связи с этим возникает нужда в рекомендательных системах, которые бы предоставляли пользователю меньшую выборку товаров, с которой он уже мог бы справить своими сил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Не все сервисы имеют налаженную возможность оценивать схожесть товаров / пользователей по их характеристикам, не связанным с проставленными оценками, так что определённого внимания заслуживают алгоритмы предсказания ожидаемой оценки, работающие на основе только проставленных оцено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Цель рабо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зработать инструмент, на основе исключительно данных об уже выставленных оценках предсказывающий, какую оценку пользователь поставит новому для него товару, для возможности дальнейшего использования в алгоритмах рекомендац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 — множество пользователей ресурса (читателей, …)</text:p>
              </text:list-item>
              <text:list-item>
                <text:p>B — множество товаров (книг, …), предлагаемых пользователям</text:p>
              </text:list-item>
              <text:list-item>
                <text:p>F<text:span text:style-name="T1"> — матрица, где f</text:span><text:span text:style-name="T2">ij</text:span><text:span text:style-name="T1"> есть оценка (целое число из интервала [1..10]), поставленная пользователем i товару j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dict: U*B →R, т. е. predict(user, object) = f<text:span text:style-name="T3">*</text:span><text:span text:style-name="T2">ij</text:span><text:span text:style-name="T1">, где f</text:span><text:span text:style-name="T3">*</text:span><text:span text:style-name="T2">ij</text:span><text:span text:style-name="T1"> — ожидаемая оценка, которую пользователь i поставит объекту j, посчитанная на основе имеющихся данных об оценках, данных пользователями объектам</text:span></text:p>
              </text:list-item>
            </text:list>
          </draw:text-box>
        </draw:frame>
        <draw:frame draw:style-name="gr2" draw:text-style-name="P2" draw:layer="layout" svg:width="0.2cm" svg:height="0.47cm" svg:x="13.047cm" svg:y="8.7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подход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Корреляционные модели: хранится вся матрица F, близость u´ к u определяется корреляцией столбцов, близость b´ к b — строк</text:p>
              </text:list-item>
              <text:list-item>
                <text:p>Латентные модели: хранятся профили пользователей и объектов, близость смотрится по сходству профилей, не требуется хранения всей F</text:p>
              </text:list-item>
              <text:list-item>
                <text:p>Для реализации были выбраны корреляционные модели, потому что без дополнения матрицы предпочтений «внешними» данными (тегами, …), латентные методы теряют своё основное преимущество: решение проблемы «холодного старта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существующих алгоритм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бщий топ (каждому пользователю просто рекомендуются N товаров с наибольшей средней оценкой)</text:p>
              </text:list-item>
              <text:list-item>
                <text:p>Топ похожих товаров (для каждого товара находятся наиболее похожие, которые и рекомендуются на странице этого товара каждому пользователю)</text:p>
              </text:list-item>
              <text:list-item>
                <text:p>Общий недостаток перечисленных: отсутсвие персонализа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существующих алгоритм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-based коллаборативная фильтрация: при предсказывании оценки пользователем i товара j, выбираются наиболее близкие к i пользователи (т. е. оценившие те же товары на похожие оценки, либо N ближайших, либо которые ближе чем некоторый порог), уже поставившие оценку j, берётся средневзвешенная по их оценкам (вес — близость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существующих алгоритмо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m-based коллаборативная фильтрация: как User-based, только рассматривается близость товаров вместо пользователей</text:p>
              </text:list-item>
              <text:list-item>
                <text:p>Недостаток коллаборативной фильтрации: новые и нетипичные пользователи и товар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ля реализации инструмента предсказания были выбраны алгоритмы User-based и Item-based коллаборативной фильтрации. Каждый из них был реализован в 2 вариантах: для случая хранения матрицы предпочтений как матрицы и для случая хранения её в виде списков оцененных товаров для каждого пользователя (списков оценивших пользователей для каждого товара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качестве меры близости для первого варианта была выбрана косинусная мера как стандартная для задач предсказания оценок;</text:p>
              </text:list-item>
              <text:list-item>
                <text:p>Для второго же варианта в качестве меры близости использовалась косинусная мера между общими частями списков оценок, домноженная на долю общей части от объединения списк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Итоговый алгоритм предсказания оценки в обоих вариантах сводится к следующим шагам:</text:p>
                <text:list>
                  <text:list-item>
                    <text:p>Для каждого пользователя (товара) выбираются другие, близость которых превышает указанный порог и у которых есть оценка в интересующей ячейке матрицы предпочтений</text:p>
                  </text:list-item>
                  <text:list-item>
                    <text:p>Предсказанной оценкой становилась средневзвешенная, где весом оценки была мера близости пользователя, поставившего её (товара, которому поставил интересующий нас пользователь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усть sim:U*U→R — функция близости пользователей (для объектов, соответственно, sim:B*B→R). Тогда шаги алгоритма можно записать в следующем виде:</text:p>
                <text:list>
                  <text:list-item>
                    <text:p>Similar(i) = {u<text:span text:style-name="T4">∈</text:span><text:span text:style-name="T5">U:sim(u,i)&gt;</text:span><text:span text:style-name="T6">α</text:span><text:span text:style-name="T7"> &amp;&amp; f</text:span><text:span text:style-name="T8">uj</text:span><text:span text:style-name="T9">!=0</text:span>}</text:p>
                  </text:list-item>
                  <text:list-item>
                    <text:p>Predict(i,j) = sum(f<text:span text:style-name="T2">uj</text:span><text:span text:style-name="T1">*sim(u,i):u</text:span><text:span text:style-name="T10">∈</text:span><text:span text:style-name="T11">Similar(i)</text:span>) / sum(sim(u,i):u<text:span text:style-name="T4">∈</text:span>Similar(i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ля тестирования разработанного алгоритма была взята база данных оценок с сайта shikimori.one, само тестирование проходило следующим образом: для каждойуже известной оценки f<text:span text:style-name="T2">ij</text:span><text:span text:style-name="T1"> высчитывалось predict(i,j), модуль разности между предсказанной и актуальной оценкой, потом эти модули суммировались и делились на количество известных оценок</text:span></text:p>
              </text:list-item>
              <text:list-item>
                <text:p><text:span text:style-name="T1">Т.е. алгоритмы характеризовались средним отклонением предсказания от актуальной оценк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= sum(|predict(i,j)-f<text:span text:style-name="T2">ij</text:span><text:span text:style-name="T1">|</text:span>:f<text:span text:style-name="T2">ij</text:span><text:span text:style-name="T1">!=0</text:span>) / |{(i,j):f<text:span text:style-name="T2">ij</text:span><text:span text:style-name="T1">!=0</text:span>}|</text:p>
              </text:list-item>
              <text:list-item>
                <text:p>В итоге среднее смещение для User-based алгоритмов оказалось примерно 1.205, а для Item-based 1.0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 рабо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ссмотрим пользователя 58, его актуальные оценки, а также ожидаемые алгоритмами User-based и Item-based с установленным порогом 0 (т. е. рассматривались все пользователи/объекты)</text:p>
              </text:list-item>
            </text:list>
          </draw:text-box>
        </draw:frame>
        <draw:frame draw:style-name="standard" draw:layer="layout" svg:width="21.964cm" svg:height="5.998cm" svg:x="2.448cm" svg:y="12.0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3"/>
            <table:table-column table:style-name="co5"/>
            <table:table-row table:style-name="ro1" table:default-cell-style-name="gray3">
              <table:table-cell>
                <text:p>Актуальные оценки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5</text:p>
              </table:table-cell>
            </table:table-row>
            <table:table-row table:style-name="ro1" table:default-cell-style-name="gray2">
              <table:table-cell>
                <text:p>Предсказание User-based</text:p>
              </table:table-cell>
              <table:table-cell>
                <text:p>6.8930</text:p>
              </table:table-cell>
              <table:table-cell>
                <text:p>8.0</text:p>
              </table:table-cell>
              <table:table-cell>
                <text:p>8.7338</text:p>
              </table:table-cell>
              <table:table-cell>
                <text:p>0.0</text:p>
              </table:table-cell>
              <table:table-cell>
                <text:p>9.0</text:p>
              </table:table-cell>
              <table:table-cell>
                <text:p>7.5877</text:p>
              </table:table-cell>
            </table:table-row>
            <table:table-row table:style-name="ro2" table:default-cell-style-name="gray1">
              <table:table-cell>
                <text:p>Предсказание Item-based</text:p>
              </table:table-cell>
              <table:table-cell>
                <text:p>8.8979</text:p>
              </table:table-cell>
              <table:table-cell>
                <text:p>9.0277</text:p>
              </table:table-cell>
              <table:table-cell>
                <text:p>9.0805</text:p>
              </table:table-cell>
              <table:table-cell>
                <text:p>8.9386</text:p>
              </table:table-cell>
              <table:table-cell>
                <text:p>9.0559</text:p>
              </table:table-cell>
              <table:table-cell>
                <text:p>9.999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тог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ализован инструмент, способный двумя альтернативными способами вычислять ожидаемую оценку, которую пользователь i поставит объекту j, оба способа в среднем дают смещение порядка 1,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1" svg:font-family="MathJax_Main"/>
    <style:font-face style:name="MathJax_Main2" svg:font-family="MathJax_Main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MathJax_Main" svg:font-family="MathJax_Main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00:25:16.601066038</meta:creation-date>
    <dc:date>2019-05-30T12:55:06.692981619</dc:date>
    <meta:editing-duration>PT2H7M28S</meta:editing-duration>
    <meta:editing-cycles>12</meta:editing-cycles>
    <meta:generator>LibreOffice/5.2.7.2$Linux_X86_64 LibreOffice_project/20m0$Build-2</meta:generator>
    <meta:document-statistic meta:object-count="95"/>
  </office:meta>
</office:document-meta>
</file>

<file path=Object 1/content.xml><?xml version="1.0" encoding="utf-8"?>
<math xmlns="http://www.w3.org/1998/Math/MathML" display="block"/>
</file>